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.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1.15cm" fo:min-width="1.7cm"/>
    </style:style>
    <style:style style:name="gr4" style:family="graphic" style:parent-style-name="standard">
      <style:graphic-properties draw:fill-color="#ff33ff" draw:textarea-horizontal-align="justify" draw:textarea-vertical-align="middle" draw:auto-grow-height="false" fo:min-height="1.15cm" fo:min-width="1.7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8pt" style:font-size-asian="10pt" style:font-size-complex="10pt"/>
    </style:style>
    <style:style style:name="P2" style:family="paragraph">
      <style:paragraph-properties fo:text-align="center"/>
      <style:text-properties fo:font-size="8pt"/>
    </style:style>
    <style:style style:name="P3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4" style:family="paragraph">
      <loext:graphic-properties draw:fill-color="#00ccff"/>
      <style:paragraph-properties fo:text-align="center"/>
      <style:text-properties fo:font-size="8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8pt"/>
    </style:style>
    <style:style style:name="P6" style:family="paragraph">
      <loext:graphic-properties draw:fill-color="#ff33ff"/>
      <style:paragraph-properties fo:text-align="center"/>
      <style:text-properties fo:font-size="8pt" style:font-size-asian="10pt" style:font-size-complex="10pt"/>
    </style:style>
    <style:style style:name="P7" style:family="paragraph">
      <style:paragraph-properties fo:text-align="start"/>
      <style:text-properties fo:font-size="8pt"/>
    </style:style>
    <style:style style:name="P8" style:family="paragraph">
      <style:paragraph-properties fo:text-align="center">
        <style:tab-stops>
          <style:tab-stop style:position="2.969cm"/>
        </style:tab-stops>
      </style:paragraph-properties>
      <style:text-properties fo:font-size="8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2cm" svg:height="1.4cm" svg:x="3.4cm" svg:y="2.1cm">
          <text:p text:style-name="P1"><text:span text:style-name="T1">persi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2cm" svg:height="1.4cm" svg:x="7.2cm" svg:y="2.1cm">
          <text:p text:style-name="P1"><text:span text:style-name="T1">logic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cm" svg:height="1.4cm" svg:x="11.1cm" svg:y="2.1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cm" svg:height="1.4cm" svg:x="14.9cm" svg:y="2.1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7.2cm" svg:y1="2.8cm" svg:x2="5.6cm" svg:y2="2.8cm" draw:start-shape="id1" draw:start-glue-point="3" draw:end-shape="id2" draw:end-glue-point="1" svg:d="M7200 2800h-1600" svg:viewBox="0 0 1601 1">
          <text:p text:style-name="P2"><text:span text:style-name="T2">use</text:span></text:p>
          <text:p text:style-name="P2"><text:span text:style-name="T2"/></text:p>
          <text:p text:style-name="P2"><text:span text:style-name="T2"/></text:p>
        </draw:connector>
        <draw:connector draw:style-name="gr2" draw:text-style-name="P3" draw:layer="layout" svg:x1="9.4cm" svg:y1="2.8cm" svg:x2="11.1cm" svg:y2="2.8cm" draw:start-shape="id1" draw:start-glue-point="1" draw:end-shape="id3" draw:end-glue-point="3" svg:d="M9400 2800h1700" svg:viewBox="0 0 1701 1">
          <text:p text:style-name="P2"><text:span text:style-name="T2">implements</text:span></text:p>
          <text:p text:style-name="P2"><text:span text:style-name="T2"/></text:p>
          <text:p text:style-name="P2"><text:span text:style-name="T2"/></text:p>
        </draw:connector>
        <draw:connector draw:style-name="gr2" draw:text-style-name="P3" draw:layer="layout" svg:x1="14.9cm" svg:y1="2.8cm" svg:x2="13.3cm" svg:y2="2.8cm" draw:start-shape="id4" draw:start-glue-point="3" draw:end-shape="id3" draw:end-glue-point="1" svg:d="M14900 2800h-1600" svg:viewBox="0 0 1601 1">
          <text:p text:style-name="P2"><text:span text:style-name="T2">use</text:span></text:p>
          <text:p text:style-name="P2"><text:span text:style-name="T2"/></text:p>
          <text:p text:style-name="P2"><text:span text:style-name="T2"/></text:p>
        </draw:connector>
        <draw:custom-shape draw:style-name="gr1" draw:text-style-name="P1" draw:layer="layout" svg:width="2.2cm" svg:height="1.4cm" svg:x="6.9cm" svg:y="25.9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4cm" svg:x="6.9cm" svg:y="25.9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2cm" svg:height="1.4cm" svg:x="6.9cm" svg:y="25.9cm">
          <text:p text:style-name="P1"><text:span text:style-name="T1">XYBe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2.2cm" svg:height="1.4cm" svg:x="2.3cm" svg:y="25.9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9cm" svg:y1="26.6cm" svg:x2="4.5cm" svg:y2="26.6cm" draw:start-shape="id5" draw:start-glue-point="3" draw:end-shape="id6" draw:end-glue-point="1" svg:d="M6900 26600h-2400" svg:viewBox="0 0 2401 1">
          <text:p text:style-name="P2">extends</text:p>
          <text:p text:style-name="P2"/>
        </draw:connector>
        <draw:custom-shape draw:style-name="gr4" draw:text-style-name="P6" xml:id="id7" draw:id="id7" draw:layer="layout" svg:width="2.2cm" svg:height="1.4cm" svg:x="12.4cm" svg:y="23.2cm">
          <text:p text:style-name="P1"><text:span text:style-name="T1">Dao&lt;EntityBean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4cm" svg:x="12.4cm" svg:y="25.9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4cm" svg:x="12.4cm" svg:y="25.9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2cm" svg:height="1.4cm" svg:x="12.4cm" svg:y="25.9cm">
          <text:p text:style-name="P1"><text:span text:style-name="T1">XYDao</text:span></text:p>
          <text:p text:style-name="P1"><text:span text:style-name="T1">&lt;XYBean&gt;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2.4cm" svg:y1="23.9cm" svg:x2="3.4cm" svg:y2="25.9cm" draw:start-shape="id7" draw:start-glue-point="3" draw:end-shape="id6" draw:end-glue-point="0" svg:d="M12400 23900h-9000v2000" svg:viewBox="0 0 9001 2001">
          <text:p text:style-name="P2">manages<text:tab/><text:tab/><text:tab/><text:tab/><text:tab/></text:p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</draw:connector>
        <draw:connector draw:style-name="gr2" draw:text-style-name="P5" draw:layer="layout" svg:x1="13.5cm" svg:y1="25.9cm" svg:x2="13.5cm" svg:y2="24.6cm" draw:start-shape="id8" draw:start-glue-point="0" draw:end-shape="id7" draw:end-glue-point="2" svg:d="M13500 25900v-1300" svg:viewBox="0 0 1 1301">
          <text:p text:style-name="P2">implements</text:p>
        </draw:connector>
        <draw:connector draw:style-name="gr2" draw:text-style-name="P5" draw:layer="layout" svg:x1="12.4cm" svg:y1="26.6cm" svg:x2="9.1cm" svg:y2="26.6cm" draw:start-shape="id8" draw:start-glue-point="3" draw:end-shape="id5" draw:end-glue-point="1" svg:d="M12400 26600h-3300" svg:viewBox="0 0 3301 1">
          <text:p text:style-name="P2">manages</text:p>
          <text:p text:style-name="P2"/>
        </draw:connector>
        <draw:line draw:style-name="gr5" draw:text-style-name="P5" draw:layer="layout" svg:x1="1.3cm" svg:y1="21.7cm" svg:x2="5.6cm" svg:y2="21.7cm">
          <text:p text:style-name="P2"/>
          <text:p text:style-name="P7">persist</text:p>
        </draw:line>
        <draw:line draw:style-name="gr5" draw:text-style-name="P5" draw:layer="layout" svg:x1="1.3cm" svg:y1="11.053cm" svg:x2="5.6cm" svg:y2="11.053cm">
          <text:p text:style-name="P2"/>
          <text:p text:style-name="P7">model</text:p>
        </draw:line>
        <draw:custom-shape draw:style-name="gr4" draw:text-style-name="P6" xml:id="id10" draw:id="id10" draw:layer="layout" svg:width="2.2cm" svg:height="1.4cm" svg:x="7cm" svg:y="11.7cm">
          <text:p text:style-name="P1"><text:span text:style-name="T1">X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9" draw:id="id9" draw:layer="layout" svg:width="2.2cm" svg:height="1.4cm" svg:x="12.4cm" svg:y="11.7cm">
          <text:p text:style-name="P1"><text:span text:style-name="T1">XYBusinessService</text:span></text:p>
          <text:p text:style-name="P1"><text:span text:style-name="T1">&lt;XY&gt;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2.4cm" svg:y1="12.4cm" svg:x2="9.2cm" svg:y2="12.4cm" draw:start-shape="id9" draw:start-glue-point="3" draw:end-shape="id10" draw:end-glue-point="1" svg:d="M12400 12400h-3200" svg:viewBox="0 0 3201 1">
          <text:p text:style-name="P2">manages</text:p>
          <text:p text:style-name="P8"/>
        </draw:connector>
        <draw:line draw:style-name="gr5" draw:text-style-name="P5" draw:layer="layout" svg:x1="1.3cm" svg:y1="16.26cm" svg:x2="5.6cm" svg:y2="16.26cm">
          <text:p text:style-name="P2"/>
          <text:p text:style-name="P7">logic</text:p>
        </draw:line>
        <draw:custom-shape draw:style-name="gr1" draw:text-style-name="P1" draw:layer="layout" svg:width="2.2cm" svg:height="1.4cm" svg:x="6.9cm" svg:y="16.8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4cm" svg:x="6.9cm" svg:y="16.8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2.2cm" svg:height="1.4cm" svg:x="6.9cm" svg:y="16.8cm">
          <text:p text:style-name="P1"><text:span text:style-name="T1">XYLogicBean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8.1cm" svg:y1="16.8cm" svg:x2="8.1cm" svg:y2="13.1cm" draw:end-shape="id10" svg:d="M8100 16800v-3700" svg:viewBox="0 0 1 3701">
          <text:p text:style-name="P2">implements</text:p>
        </draw:connector>
        <draw:custom-shape draw:style-name="gr1" draw:text-style-name="P1" draw:layer="layout" svg:width="2.2cm" svg:height="1.4cm" svg:x="12.4cm" svg:y="16.8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1.4cm" svg:x="12.4cm" svg:y="16.8cm">
          <text:p text:style-name="P1"><text:span text:style-name="T1">EntityBea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2cm" svg:height="1.4cm" svg:x="12.4cm" svg:y="16.8cm">
          <text:p text:style-name="P1"><text:span text:style-name="T1">XYBusinessServiceImpl</text:span></text:p>
          <text:p text:style-name="P1"><text:span text:style-name="T1">&lt;XYLogicBean&gt;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2.4cm" svg:y1="17.5cm" svg:x2="9.1cm" svg:y2="17.5cm" draw:start-shape="id11" draw:end-shape="id12" svg:d="M12400 17500h-3300" svg:viewBox="0 0 3301 1">
          <text:p text:style-name="P2">manges</text:p>
          <text:p text:style-name="P2"/>
        </draw:connector>
        <draw:connector draw:style-name="gr2" draw:text-style-name="P5" draw:layer="layout" svg:x1="13.5cm" svg:y1="16.8cm" svg:x2="13.5cm" svg:y2="13.1cm" draw:start-shape="id11" draw:start-glue-point="0" draw:end-shape="id9" draw:end-glue-point="2" svg:d="M13500 16800v-3700" svg:viewBox="0 0 1 3701">
          <text:p text:style-name="P2">implements</text:p>
        </draw:connector>
        <draw:connector draw:style-name="gr2" draw:text-style-name="P5" draw:layer="layout" svg:x1="13.5cm" svg:y1="18.2cm" svg:x2="13.5cm" svg:y2="23.2cm" draw:start-shape="id11" draw:start-glue-point="2" draw:end-shape="id7" draw:end-glue-point="0" svg:d="M13500 18200v5000" svg:viewBox="0 0 1 5001">
          <text:p text:style-name="P2">use</text:p>
        </draw:connector>
        <draw:connector draw:style-name="gr2" draw:text-style-name="P5" draw:layer="layout" svg:x1="8cm" svg:y1="18.2cm" svg:x2="8cm" svg:y2="25.9cm" draw:start-shape="id12" draw:start-glue-point="2" draw:end-shape="id5" draw:end-glue-point="0" svg:d="M8000 18200v7700" svg:viewBox="0 0 1 7701">
          <text:p text:style-name="P2">contain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8:56:25.554770715</meta:creation-date>
    <dc:date>2018-01-27T09:43:15.460612214</dc:date>
    <meta:editing-duration>PT26M17S</meta:editing-duration>
    <meta:editing-cycles>4</meta:editing-cycles>
    <meta:generator>LibreOffice/5.1.6.2$Linux_X86_64 LibreOffice_project/10m0$Build-2</meta:generator>
    <meta:document-statistic meta:object-count="36"/>
  </office:meta>
</office:document-meta>
</file>